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20pt"/>
    </style:style>
    <style:style style:name="P3" style:family="paragraph">
      <style:text-properties fo:font-size="36pt" style:font-size-asian="36pt" style:font-size-complex="36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4.639cm" svg:height="12.179cm" svg:x="2cm" svg:y="4.314cm" presentation:class="subtitle" presentation:user-transformed="true">
          <draw:text-box>
            <text:p><text:span text:style-name="T1">Circuit Verific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de Structur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Circuit design is specified using the following predicates:</text:p>
                <text:list>
                  <text:list-item>
                    <text:p>connected(A,B) : terminal A is connected to terminal B</text:p>
                  </text:list-item>
                  <text:list-item>
                    <text:p>in(I,G) : Ith input terminal of gate G</text:p>
                  </text:list-item>
                  <text:list-item>
                    <text:p>out(G) : Output terminal of gate G</text:p>
                  </text:list-item>
                  <text:list-item>
                    <text:p>type(A,B) : A is of type 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ode Structure</text:p>
          </draw:text-box>
        </draw:frame>
        <draw:frame presentation:style-name="pr5" draw:layer="layout" svg:width="24.639cm" svg:height="15.486cm" svg:x="1.4cm" svg:y="4.914cm" presentation:class="outline" presentation:user-transformed="true">
          <draw:text-box>
            <text:list text:style-name="L2">
              <text:list-item>
                <text:p>Main code contains codes for gates:</text:p>
                <text:list>
                  <text:list-item>
                    <text:p>AND</text:p>
                  </text:list-item>
                  <text:list-item>
                    <text:p>OR</text:p>
                  </text:list-item>
                  <text:list-item>
                    <text:p>NOT</text:p>
                  </text:list-item>
                  <text:list-item>
                    <text:p>XOR</text:p>
                  </text:list-item>
                </text:list>
              </text:list-item>
              <text:list-item>
                <text:p>Other predicates used are</text:p>
                <text:list>
                  <text:list-item>
                    <text:p>Equal</text:p>
                  </text:list-item>
                  <text:list-item>
                    <text:p>Vaild</text:p>
                  </text:list-item>
                  <text:list-item>
                    <text:p>memb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valuation</text:p>
          </draw:text-box>
        </draw:frame>
        <draw:frame presentation:style-name="pr4" draw:text-style-name="P3" draw:layer="layout" svg:width="24.639cm" svg:height="12.179cm" svg:x="1.5cm" svg:y="4.914cm" presentation:class="outline" presentation:user-transformed="true">
          <draw:text-box>
            <text:list text:style-name="L2">
              <text:list-item>
                <text:p text:style-name="P3"><text:span text:style-name="T2">5 Input (X1,X2,X3,X4,X5), 1 output(Y)</text:span></text:p>
                <text:p text:style-name="P3"><text:span text:style-name="T2"/></text:p>
              </text:list-item>
              <text:list-item>
                <text:p text:style-name="P3"><text:span text:style-name="T2">Call signal(X1,X2,X3,X4,X5, 0) to </text:span><text:span text:style-name="T2">generate all inputs for which output is '0'.</text:span></text:p>
                <text:p text:style-name="P3"><text:span text:style-name="T2"/></text:p>
              </text:list-item>
              <text:list-item>
                <text:p text:style-name="P3"><text:span text:style-name="T2">Call signal(X1,X2,X3,X4,X5, 1) to </text:span><text:span text:style-name="T2">generate all inputs for which output is '1'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ajority Circuit Observation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5 bit Majority circuit is implemented.</text:p>
                <text:p/>
              </text:list-item>
              <text:list-item>
                <text:p>signal(X1,X2,X3,X4,X5,1) is called.</text:p>
                <text:list>
                  <text:list-item>
                    <text:p>Produced 10 possible inputs (as expected).</text:p>
                  </text:list-item>
                </text:list>
                <text:p/>
              </text:list-item>
              <text:list-item>
                <text:p>signal(X1,X2,X3,X4,X5,0) is called.</text:p>
                <text:list>
                  <text:list-item>
                    <text:p>Produced 22 possible inputs (remaining inputs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alindrome Circuit Observatio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5 bit Palindrome circuit is implemented.</text:p>
                <text:p/>
              </text:list-item>
              <text:list-item>
                <text:p>signal(X1,X2,X3,X4,X5,1) is called.</text:p>
                <text:list>
                  <text:list-item>
                    <text:p>Produced 8 possible inputs (as expected).</text:p>
                  </text:list-item>
                </text:list>
                <text:p/>
              </text:list-item>
              <text:list-item>
                <text:p>signal(X1,X2,X3,X4,X5,0) is called.</text:p>
                <text:list>
                  <text:list-item>
                    <text:p>Produced 24 possible inputs (remaining inputs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nchit </meta:initial-creator>
    <meta:creation-date>2014-04-16T02:14:27</meta:creation-date>
    <dc:date>2014-04-16T11:56:28</dc:date>
    <dc:creator>Sanchit </dc:creator>
    <meta:editing-duration>PT49M45S</meta:editing-duration>
    <meta:editing-cycles>22</meta:editing-cycles>
    <meta:generator>LibreOffice/3.5$Linux_X86_64 LibreOffice_project/350m1$Build-202</meta:generator>
    <meta:document-statistic meta:object-count="44"/>
  </office:meta>
</office:document-meta>
</file>